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15.62pt">
            <draw:object draw:notify-on-update-of-ranges="Sheet1.A2:Sheet1.A2 Sheet1.A3:Sheet1.A8 Sheet1.B2:Sheet1.B2 Sheet1.B3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335.62pt">
            <draw:object draw:notify-on-update-of-ranges="Sheet1.A27:Sheet1.A27 Sheet1.A28:Sheet1.A33 Sheet1.B27:Sheet1.B27 Sheet1.B28:Sheet1.B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98.84pt" svg:y="28.43pt">
            <draw:object draw:notify-on-update-of-ranges="Sheet1.L3:Sheet1.L3 Sheet1.L4:Sheet1.L9 Sheet1.M3:Sheet1.M3 Sheet1.M4:Sheet1.M9 Sheet1.L3:Sheet1.L3 Sheet1.L4:Sheet1.L9 Sheet1.N3:Sheet1.N3 Sheet1.N4:Sheet1.N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_AOMDV</text:p>
          </table:table-cell>
          <table:table-cell table:number-columns-repeated="9"/>
          <table:table-cell office:value-type="string" calcext:value-type="string">
            <text:p>perbandingan PA_AOMDV g711 dan g72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9604571336728" calcext:value-type="float">
            <text:p>3.79604571336728</text:p>
          </table:table-cell>
          <table:table-cell table:number-columns-repeated="9"/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05726672167765" calcext:value-type="float">
            <text:p>4.0572667216776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3.79604571336728" calcext:value-type="float">
            <text:p>3.79604571336728</text:p>
          </table:table-cell>
          <table:table-cell office:value-type="float" office:value="3.73172806573386" calcext:value-type="float">
            <text:p>3.731728065733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18867845415987" calcext:value-type="float">
            <text:p>4.18867845415987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4.05726672167765" calcext:value-type="float">
            <text:p>4.05726672167765</text:p>
          </table:table-cell>
          <table:table-cell office:value-type="float" office:value="3.81292636584663" calcext:value-type="float">
            <text:p>3.812926365846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7233291548918" calcext:value-type="float">
            <text:p>4.17233291548918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4.18867845415987" calcext:value-type="float">
            <text:p>4.18867845415987</text:p>
          </table:table-cell>
          <table:table-cell office:value-type="float" office:value="4.05710664345012" calcext:value-type="float">
            <text:p>4.057106643450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28006426285187" calcext:value-type="float">
            <text:p>4.28006426285187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4.17233291548918" calcext:value-type="float">
            <text:p>4.17233291548918</text:p>
          </table:table-cell>
          <table:table-cell office:value-type="float" office:value="4.16498149908397" calcext:value-type="float">
            <text:p>4.164981499083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40891741837147" calcext:value-type="float">
            <text:p>4.40891741837147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4.28006426285187" calcext:value-type="float">
            <text:p>4.28006426285187</text:p>
          </table:table-cell>
          <table:table-cell office:value-type="float" office:value="4.14751331304084" calcext:value-type="float">
            <text:p>4.14751331304084</text:p>
          </table:table-cell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4.40891741837147" calcext:value-type="float">
            <text:p>4.40891741837147</text:p>
          </table:table-cell>
          <table:table-cell office:value-type="float" office:value="4.4277960407057" calcext:value-type="float">
            <text:p>4.4277960407057</text:p>
          </table:table-cell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 office:value-type="string" calcext:value-type="string">
            <text:p>PA_AOMD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23.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3172806573386" calcext:value-type="float">
            <text:p>3.7317280657338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1292636584663" calcext:value-type="float">
            <text:p>3.8129263658466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05710664345012" calcext:value-type="float">
            <text:p>4.05710664345012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6498149908397" calcext:value-type="float">
            <text:p>4.16498149908397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14751331304084" calcext:value-type="float">
            <text:p>4.1475133130408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4277960407057" calcext:value-type="float">
            <text:p>4.427796040705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9:16:59.940635214</meta:creation-date>
    <dc:date>2020-04-17T09:21:47.076406465</dc:date>
    <meta:editing-duration>PT4M47S</meta:editing-duration>
    <meta:editing-cycles>1</meta:editing-cycles>
    <meta:document-statistic meta:table-count="1" meta:cell-count="52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1.A2:Sheet1.B8" chart:data-source-has-labels="row" svg:x="0.32cm" svg:y="0.18cm" svg:width="13.275cm" svg:height="8.64cm">
          <chartooo:coordinate-region svg:x="1.047cm" svg:y="0.379cm" svg:width="12.3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2:Sheet1.B2" chart:class="chart:scatter">
            <chart:domain table:cell-range-address="Sheet1.A3:Sheet1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11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3:Sheet1.A8</svg:desc>
                </draw:g>
              </table:table-cell>
              <table:table-cell office:value-type="float" office:value="3.79604571336728">
                <text:p>3.79604571336728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4.05726672167765">
                <text:p>4.0572667216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.18867845415987">
                <text:p>4.18867845415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17233291548918">
                <text:p>4.17233291548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28006426285187">
                <text:p>4.28006426285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40891741837147">
                <text:p>4.40891741837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4.201cm" style:legend-expansion="high" chart:style-name="ch2"/>
        <chart:plot-area chart:style-name="ch3" table:cell-range-address="Sheet1.A27:Sheet1.B33" chart:data-source-has-labels="row" svg:x="0.32cm" svg:y="0.18cm" svg:width="12.905cm" svg:height="8.64cm">
          <chartooo:coordinate-region svg:x="1.047cm" svg:y="0.379cm" svg:width="11.9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33" chart:label-cell-address="Sheet1.B27:Sheet1.B27" chart:class="chart:scatter">
            <chart:domain table:cell-range-address="Sheet1.A28:Sheet1.A3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23.1</text:p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8:Sheet1.A33</svg:desc>
                </draw:g>
              </table:table-cell>
              <table:table-cell office:value-type="float" office:value="3.73172806573386">
                <text:p>3.73172806573386</text:p>
                <draw:g>
                  <svg:desc>Sheet1.B28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3.81292636584663">
                <text:p>3.81292636584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.05710664345012">
                <text:p>4.05710664345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16498149908397">
                <text:p>4.16498149908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14751331304084">
                <text:p>4.1475133130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4277960407057">
                <text:p>4.4277960407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1.L3:Sheet1.N9" chart:data-source-has-labels="row" svg:x="0.32cm" svg:y="0.18cm" svg:width="12.905cm" svg:height="8.64cm">
          <chartooo:coordinate-region svg:x="1.047cm" svg:y="0.379cm" svg:width="11.9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4:Sheet1.M9" chart:label-cell-address="Sheet1.M3:Sheet1.M3" chart:class="chart:scatter">
            <chart:domain table:cell-range-address="Sheet1.L4:Sheet1.L9"/>
            <chart:data-point chart:repeated="6"/>
          </chart:series>
          <chart:series chart:style-name="ch7" chart:values-cell-range-address="Sheet1.N4:Sheet1.N9" chart:label-cell-address="Sheet1.N3:Sheet1.N3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g711</text:p>
                <draw:g>
                  <svg:desc>Sheet1.M3:Sheet1.M3</svg:desc>
                </draw:g>
              </table:table-cell>
              <table:table-cell office:value-type="string">
                <text:p>G723.1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L4:Sheet1.L9</svg:desc>
                </draw:g>
              </table:table-cell>
              <table:table-cell office:value-type="float" office:value="3.79604571336728">
                <text:p>3.79604571336728</text:p>
                <draw:g>
                  <svg:desc>Sheet1.M4:Sheet1.M9</svg:desc>
                </draw:g>
              </table:table-cell>
              <table:table-cell office:value-type="float" office:value="3.73172806573386">
                <text:p>3.73172806573386</text:p>
                <draw:g>
                  <svg:desc>Sheet1.N4:Sheet1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4.05726672167765">
                <text:p>4.05726672167765</text:p>
              </table:table-cell>
              <table:table-cell office:value-type="float" office:value="3.81292636584663">
                <text:p>3.81292636584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.18867845415987">
                <text:p>4.18867845415987</text:p>
              </table:table-cell>
              <table:table-cell office:value-type="float" office:value="4.05710664345012">
                <text:p>4.05710664345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17233291548918">
                <text:p>4.17233291548918</text:p>
              </table:table-cell>
              <table:table-cell office:value-type="float" office:value="4.16498149908397">
                <text:p>4.16498149908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28006426285187">
                <text:p>4.28006426285187</text:p>
              </table:table-cell>
              <table:table-cell office:value-type="float" office:value="4.14751331304084">
                <text:p>4.1475133130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40891741837147">
                <text:p>4.40891741837147</text:p>
              </table:table-cell>
              <table:table-cell office:value-type="float" office:value="4.4277960407057">
                <text:p>4.42779604070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